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3.5pt" fo:font-weight="bold" style:font-name-asian="Times New Roman2" style:font-size-asian="13.5pt" style:font-weight-asian="bold" style:font-size-complex="13.5pt" style:font-weight-complex="bold"/>
    </style:style>
    <style:style style:name="P2" style:family="paragraph" style:parent-style-name="List_20_Paragraph" style:list-style-name="WWNum30">
      <style:paragraph-properties fo:margin-top="0.0193in" fo:margin-bottom="0.0193in" fo:line-height="100%"/>
    </style:style>
    <style:style style:name="P3" style:family="paragraph" style:parent-style-name="List_20_Paragraph" style:list-style-name="WWNum5">
      <style:paragraph-properties fo:margin-top="0.0193in" fo:margin-bottom="0.0193in" fo:line-height="100%"/>
    </style:style>
    <style:style style:name="P4" style:family="paragraph" style:parent-style-name="List_20_Paragraph" style:list-style-name="WWNum30">
      <style:paragraph-properties fo:margin-top="0.0193in" fo:margin-bottom="0.0193in" fo:line-height="100%"/>
      <style:text-properties fo:color="#000000" style:font-name="Times New Roman" fo:font-size="13.5pt" style:font-name-asian="Times New Roman2" style:font-size-asian="13.5pt" style:font-size-complex="13.5pt" style:font-weight-complex="bold"/>
    </style:style>
    <style:style style:name="P5" style:family="paragraph" style:parent-style-name="List_20_Paragraph" style:list-style-name="WWNum5">
      <style:paragraph-properties fo:margin-top="0.0193in" fo:margin-bottom="0.0193in" fo:line-height="100%"/>
      <style:text-properties fo:color="#000000" style:font-name="Times New Roman" fo:font-size="13.5pt" style:font-name-asian="Times New Roman2" style:font-size-asian="13.5pt" style:font-size-complex="13.5pt" style:font-weight-complex="bold"/>
    </style:style>
    <style:style style:name="P6" style:family="paragraph" style:parent-style-name="List_20_Paragraph" style:list-style-name="WWNum30">
      <style:paragraph-properties fo:margin-top="0.0193in" fo:margin-bottom="0.0193in" fo:line-height="100%"/>
      <style:text-properties fo:color="#000000" style:font-name="Times New Roman" fo:font-size="13.5pt" fo:font-weight="bold" style:font-name-asian="Times New Roman2" style:font-size-asian="13.5pt" style:font-weight-asian="bold" style:font-size-complex="13.5pt" style:font-weight-complex="bold"/>
    </style:style>
    <style:style style:name="T1" style:family="text">
      <style:text-properties fo:color="#000000" style:font-name="Times New Roman" fo:font-size="13.5pt" style:font-name-asian="Times New Roman2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2" style:font-size-asian="13.5pt" style:font-weight-asian="bold" style:font-size-complex="13.5pt" style:font-weight-complex="bold"/>
    </style:style>
    <style:style style:name="T3" style:family="text">
      <style:text-properties fo:color="#000000" style:font-name="Times New Roman" fo:font-size="13.5pt" fo:font-style="normal" style:font-name-asian="Times New Roman2" style:font-size-asian="13.5pt" style:font-style-asian="normal" style:font-size-complex="13.5pt" style:font-style-complex="normal" style:font-weight-complex="bold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tyle="normal" style:font-style-asian="normal" style:font-style-complex="normal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Design Document (SDD)</text:p>
      <text:list xml:id="list41319591" text:style-name="WWNum30">
        <text:list-item>
          <text:p text:style-name="P6">Introduction</text:p>
        </text:list-item>
      </text:list>
      <text:list xml:id="list41307502" text:style-name="WWNum5">
        <text:list-item>
          <text:list>
            <text:list-item>
              <text:p text:style-name="P3"><text:span text:style-name="T2">Purpose of the system</text:span><text:span text:style-name="T1"><text:line-break/>To entertain the user by allowing fun gameplay with a classic 2D side scroller game. <text:s/>The system will provide further entertainment by allowing the user to replace sounds and images with their own to make it more customizable.</text:span></text:p>
            </text:list-item>
            <text:list-item>
              <text:p text:style-name="P5"><text:span text:style-name="T6">Design goals</text:span><text:line-break/>1. Usability:<text:line-break/>2. Portability:<text:line-break/>3. Encapsulation:<text:line-break/>4. Data Abstraction:<text:line-break/>5. Availability:<text:line-break/>6. Memory:<text:line-break/>7. Robustness:</text:p>
            </text:list-item>
            <text:list-item>
              <text:p text:style-name="P3"><text:span text:style-name="T2">Definitions, acronyms, and abbreviations</text:span><text:span text:style-name="T1"><text:line-break/>SOIL – Simple OpenGL Image Library<text:line-break/>OpenGL – Open Graphics Library<text:line-break/>OpenAL – Open Audio Library<text:line-break/></text:span><text:span text:style-name="T3">SDK – Software Development Kit</text:span></text:p>
            </text:list-item>
            <text:list-item>
              <text:p text:style-name="P3"><text:span text:style-name="T2">References</text:span><text:span text:style-name="T1"><text:line-break/>http://en.wikipedia.org/wiki/OpenGL<text:line-break/>http://www.opengl.org/<text:line-break/>http://nehe.gamedev.net/<text:line-break/>http://isites.harvard.edu/icb/icb.do?keyword=k62539 <text:s text:c="2"/>(Jeff Parker)<text:line-break/>http://www.lonesock.net/soil.html<text:line-break/>http://www.devmaster.net/articles.php?catID=6<text:line-break/>http://connect.creativelabs.com/openal<text:tab/></text:span></text:p>
            </text:list-item>
            <text:list-item>
              <text:p text:style-name="P3"><text:span text:style-name="T2">Overview</text:span><text:span text:style-name="T1"><text:line-break/></text:span><text:span text:style-name="T3">This game will be a lot of fun for many people. <text:s/>Super East Gate features a Jason Westgate like character (meaning he throws frisbees) who will traverse a world and save the princess Michelle on the other side of the East Gate.</text:span></text:p>
            </text:list-item>
          </text:list>
        </text:list-item>
      </text:list>
      <text:list xml:id="list42157906" text:continue-list="list41319591" text:style-name="WWNum30">
        <text:list-item>
          <text:p text:style-name="P4"><text:span text:style-name="T6">Current software architecture</text:span><text:line-break/>UMM – is this our product currently? If so why do we have a proposed one?</text:p>
        </text:list-item>
        <text:list-item>
          <text:p text:style-name="P6">Proposed System architecture</text:p>
          <text:list>
            <text:list-item>
              <text:p text:style-name="P2"><text:span text:style-name="T2">Overview</text:span><text:span text:style-name="T1"><text:line-break/>This will be a 2D like side scroller game called Super East Gate. <text:s/>In it the user will be able to customize images, sound, and keys to make the game more fun and enjoyable. <text:s/>The game will feature at least 4 worlds, each with a few levels. </text:span></text:p>
            </text:list-item>
            <text:list-item>
              <text:p text:style-name="P4">Subsystem decomposition</text:p>
            </text:list-item>
            <text:list-item>
              <text:p text:style-name="P4"><text:soft-page-break/>Concurrency</text:p>
            </text:list-item>
            <text:list-item>
              <text:p text:style-name="P4">Hardware/software mapping</text:p>
            </text:list-item>
            <text:list-item>
              <text:p text:style-name="P4">Persistent data management (Save games and High Scores)</text:p>
            </text:list-item>
            <text:list-item>
              <text:p text:style-name="P4">Global software control</text:p>
            </text:list-item>
            <text:list-item>
              <text:p text:style-name="P4">Boundary conditions </text:p>
            </text:list-item>
          </text:list>
        </text:list-item>
        <text:list-item>
          <text:p text:style-name="P6">Subsystem services</text:p>
          <text:list>
            <text:list-item>
              <text:p text:style-name="P4">User Interface Subsystem</text:p>
            </text:list-item>
            <text:list-item>
              <text:p text:style-name="P4">Middleware Subsystem</text:p>
            </text:list-item>
            <text:list-item>
              <text:p text:style-name="P4">Graphics Subsystem</text:p>
            </text:list-item>
            <text:list-item>
              <text:p text:style-name="P4">Audio Subsystem </text:p>
            </text:list-item>
            <text:list-item>
              <text:p text:style-name="P4">Configuration Subsys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0:25.03</meta:creation-date>
    <dc:date>2010-04-10T22:02:53.35</dc:date>
    <meta:editing-duration>PT00H43M01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2" meta:paragraph-count="22" meta:word-count="264" meta:character-count="1809"/>
  </office:meta>
</office:document-meta>
</file>